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8" style:family="table-cell" style:parent-style-name="Default">
      <style:table-cell-properties fo:background-color="transparent"/>
      <style:text-properties style:font-name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16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19" style:family="table-cell" style:parent-style-name="Default">
      <style:text-properties style:font-name="Calibri"/>
    </style:style>
    <style:style style:name="ce20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2" style:family="table-cell" style:parent-style-name="Default" style:data-style-name="N0">
      <style:table-cell-properties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4" style:family="table-cell" style:parent-style-name="Default" style:data-style-name="N0">
      <style:table-cell-properties fo:background-color="transparent"/>
      <style:text-properties style:font-name="Calibri"/>
    </style:style>
    <style:style style:name="ce25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7"/>
        <table:table-column table:style-name="co5" table:default-cell-style-name="ce9"/>
        <table:table-column table:style-name="co6" table:default-cell-style-name="ce10"/>
        <table:table-column table:style-name="co7" table:default-cell-style-name="ce10"/>
        <table:table-column table:style-name="co7" table:default-cell-style-name="ce12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4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3" table:default-cell-style-name="ce14"/>
        <table:table-column table:style-name="co14" table:default-cell-style-name="ce10"/>
        <table:table-column table:style-name="co8" table:default-cell-style-name="ce10"/>
        <table:table-column table:style-name="co15" table:default-cell-style-name="ce14"/>
        <table:table-column table:style-name="co16" table:default-cell-style-name="ce10"/>
        <table:table-column table:style-name="co17" table:default-cell-style-name="ce10"/>
        <table:table-column table:style-name="co18" table:number-columns-repeated="2" table:default-cell-style-name="ce10"/>
        <table:table-column table:style-name="co18" table:default-cell-style-name="ce14"/>
        <table:table-column table:style-name="co19" table:default-cell-style-name="ce14"/>
        <table:table-column table:style-name="co20" table:default-cell-style-name="ce10"/>
        <table:table-column table:style-name="co21" table:default-cell-style-name="ce7"/>
        <table:table-column table:style-name="co22" table:default-cell-style-name="ce10"/>
        <table:table-column table:style-name="co23" table:default-cell-style-name="ce7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4" table:number-columns-repeated="992" table:default-cell-style-name="ce20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6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1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4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4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4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17" office:value-type="string" calcext:value-type="string" table:number-columns-spanned="1" table:number-rows-spanned="2">
            <text:p>Support bobine</text:p>
          </table:table-cell>
          <table:table-cell/>
          <table:table-cell table:style-name="ce20"/>
          <table:table-cell table:number-columns-repeated="997"/>
        </table:table-row>
        <table:table-row table:style-name="ro1">
          <table:table-cell table:style-name="ce2" table:formula="of:=SUM([.A3:.A90])" office:value-type="float" office:value="522" calcext:value-type="float">
            <text:p>522</text:p>
          </table:table-cell>
          <table:table-cell table:style-name="ce2" table:formula="of:=SUM([.B3:.B90])" office:value-type="float" office:value="381.12" calcext:value-type="float">
            <text:p>381,12</text:p>
          </table:table-cell>
          <table:table-cell office:value-type="string" calcext:value-type="string">
            <text:p>Exemple Link</text:p>
          </table:table-cell>
          <table:table-cell table:style-name="ce6" office:value-type="string" calcext:value-type="string">
            <text:p>Item F 3.5</text:p>
          </table:table-cell>
          <table:table-cell table:formula="of:=SUM([.E3:.E90])" office:value-type="float" office:value="317.6" calcext:value-type="float">
            <text:p>317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0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5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4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0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0"/>
          <table:table-cell/>
          <table:table-cell table:style-name="ce20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4" table:number-columns-repeated="990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5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0"/>
          <table:table-cell/>
          <table:table-cell table:style-name="ce20"/>
          <table:table-cell table:style-name="ce21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1"/>
          <table:table-cell table:style-name="ce18"/>
          <table:table-cell/>
          <table:table-cell table:style-name="ce21" table:number-columns-repeated="2"/>
          <table:table-cell/>
          <table:table-cell table:style-name="ce21"/>
          <table:table-cell table:style-name="ce7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1"/>
          <table:table-cell table:style-name="ce18"/>
          <table:table-cell/>
          <table:table-cell table:style-name="ce21" table:number-columns-repeated="2"/>
          <table:table-cell/>
          <table:table-cell table:style-name="ce21"/>
          <table:table-cell table:style-name="ce7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18"/>
          <table:table-cell table:style-name="ce20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18"/>
          <table:table-cell table:style-name="ce20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1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0"/>
          <table:table-cell table:style-name="ce21"/>
          <table:table-cell table:style-name="ce7"/>
          <table:table-cell table:number-columns-repeated="3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18"/>
          <table:table-cell/>
          <table:table-cell table:style-name="ce21"/>
          <table:table-cell table:style-name="ce7" table:number-columns-repeated="2"/>
          <table:table-cell table:number-columns-repeated="2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18"/>
          <table:table-cell/>
          <table:table-cell table:style-name="ce18"/>
          <table:table-cell table:number-columns-repeated="6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1"/>
          <table:table-cell table:style-name="ce18"/>
          <table:table-cell table:style-name="ce21"/>
          <table:table-cell table:number-columns-repeated="5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  <table:table-cell table:number-columns-repeated="7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18"/>
          <table:table-cell table:number-columns-repeated="6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8"/>
          <table:table-cell table:number-columns-repeated="6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18"/>
          <table:table-cell table:number-columns-repeated="6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18"/>
          <table:table-cell table:number-columns-repeated="6"/>
          <table:table-cell table:style-name="ce2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1"/>
          <table:table-cell/>
          <table:table-cell table:style-name="ce20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20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0"/>
          <table:table-cell/>
          <table:table-cell table:style-name="ce20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0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8"/>
          <table:table-cell office:value-type="float" office:value="1" calcext:value-type="float">
            <text:p>1</text:p>
          </table:table-cell>
          <table:table-cell table:number-columns-repeated="15"/>
          <table:table-cell table:style-name="ce20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8:.Z2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18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2"/>
          <table:table-cell/>
          <table:table-cell table:style-name="ce20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18"/>
          <table:table-cell table:number-columns-repeated="6"/>
          <table:table-cell table:style-name="ce25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6"/>
          <table:table-cell table:number-columns-repeated="3"/>
          <table:table-cell table:style-name="ce18"/>
          <table:table-cell table:number-columns-repeated="6"/>
          <table:table-cell table:style-name="ce25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 table:number-columns-repeated="3"/>
          <table:table-cell table:style-name="ce18"/>
          <table:table-cell table:number-columns-repeated="6"/>
          <table:table-cell table:style-name="ce25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0"/>
          <table:table-cell/>
          <table:table-cell table:style-name="ce20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1"/>
          <table:table-cell table:number-columns-repeated="7"/>
          <table:table-cell table:style-name="ce25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1"/>
          <table:table-cell table:number-columns-repeated="7"/>
          <table:table-cell table:style-name="ce25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 table:style-name="ce20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0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0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0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0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2:.Z42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0"/>
          <table:table-cell/>
          <table:table-cell table:style-name="ce20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0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0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1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F46:.Z46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0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7:.Z47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0"/>
          <table:table-cell/>
          <table:table-cell table:style-name="ce20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0"/>
          <table:table-cell/>
          <table:table-cell table:style-name="ce20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9:.Z49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0:.Z50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2:.Z52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8" table:number-columns-repeated="2"/>
          <table:table-cell table:style-name="ce15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2"/>
          <table:table-cell table:style-name="ce18"/>
          <table:table-cell table:style-name="ce22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0"/>
          <table:table-cell/>
          <table:table-cell table:style-name="ce20"/>
          <table:table-cell table:number-columns-repeated="995"/>
        </table:table-row>
        <table:table-row table:style-name="ro2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4:.Z54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0"/>
          <table:table-cell table:number-columns-repeated="995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3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5:.Z5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0"/>
          <table:table-cell table:number-columns-repeated="7"/>
          <table:table-cell table:style-name="ce25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0"/>
          <table:table-cell table:number-columns-repeated="99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7:.Z57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8:.Z5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4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4" table:number-columns-repeated="99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0:.Z60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6" office:value-type="string" calcext:value-type="string">
            <text:p>PIECES 3D</text:p>
          </table:table-cell>
          <table:table-cell table:number-columns-repeated="30"/>
          <table:table-cell table:style-name="ce25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4:.Z6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0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charnière-extérieure</text:p>
          </table:table-cell>
          <table:table-cell table:formula="of:=SUM([.F68:.Z68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4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charnière-intérieure</text:p>
          </table:table-cell>
          <table:table-cell table:formula="of:=SUM([.F69:.Z6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ainement-corps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ainement-levier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2:.Z72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0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pied-A</text:p>
          </table:table-cell>
          <table:table-cell table:formula="of:=SUM([.F73:.Z7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4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pied-B</text:p>
          </table:table-cell>
          <table:table-cell table:formula="of:=SUM([.F74:.Z7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4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pignon pour crémaillère</text:p>
          </table:table-cell>
          <table:table-cell table:formula="of:=SUM([.F75:.Z75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4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76:.Z76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77:.Z77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78:.Z78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79:.Z79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X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Z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0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PIECES DECOUPEES</text:p>
          </table:table-cell>
          <table:table-cell table:number-columns-repeated="30"/>
          <table:table-cell table:style-name="ce7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7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22"/>
          <table:table-cell table:style-name="ce7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7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style-name="ce8" table:number-columns-repeated="4"/>
          <table:table-cell table:style-name="ce13"/>
          <table:table-cell table:style-name="ce8" table:number-columns-repeated="3"/>
          <table:table-cell table:style-name="ce15"/>
          <table:table-cell table:style-name="ce8" table:number-columns-repeated="3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4"/>
          <table:table-cell table:style-name="ce15" table:number-columns-repeated="2"/>
          <table:table-cell table:style-name="ce19" table:number-columns-repeated="999"/>
        </table:table-row>
        <table:table-row table:style-name="ro1">
          <table:table-cell table:number-columns-repeated="3"/>
          <table:table-cell table:style-name="ce6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3]*[.E93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8"/>
          <table:table-cell table:number-columns-repeated="996"/>
        </table:table-row>
        <table:table-row table:style-name="ro1">
          <table:table-cell table:formula="of:=[.B94]*[.E94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8"/>
          <table:table-cell table:number-columns-repeated="996"/>
        </table:table-row>
        <table:table-row table:style-name="ro1">
          <table:table-cell table:formula="of:=[.B95]*[.E95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8"/>
          <table:table-cell table:number-columns-repeated="996"/>
        </table:table-row>
        <table:table-row table:style-name="ro1">
          <table:table-cell table:formula="of:=[.B96]*[.E96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8"/>
          <table:table-cell table:number-columns-repeated="996"/>
        </table:table-row>
        <table:table-row table:style-name="ro1">
          <table:table-cell table:formula="of:=[.B97]*[.E97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8"/>
          <table:table-cell table:number-columns-repeated="996"/>
        </table:table-row>
        <table:table-row table:style-name="ro3">
          <table:table-cell table:formula="of:=[.B98]*[.E98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5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25" table:number-columns-repeated="990"/>
        </table:table-row>
        <table:table-row table:style-name="ro1">
          <table:table-cell table:number-columns-repeated="3"/>
          <table:table-cell table:style-name="ce6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5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0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</text:p>
          </table:table-cell>
          <table:table-cell office:value-type="string" calcext:value-type="string">
            <text:p>alim externe 12v 138W Meanwell (not EU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search/ProductDetail.aspx?R=0virtualkey0virtualkeyGST160A24-R7B" xlink:type="simple">mouser</text:a></text:p>
          </table:table-cell>
          <table:table-cell office:value-type="string" calcext:value-type="string">
            <text:p>alim externe 24v 160W Meanwell (not EU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Kycon/KPJX-PM-4S" xlink:type="simple">mouser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Kycon/KPJX-PM-4S-S" xlink:type="simple">mouser</text:a>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2.5x1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0"/>
          <table:table-cell/>
          <table:table-cell table:style-name="ce20"/>
          <table:table-cell table:number-columns-repeated="995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2:56:15.2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1-29T14:07:32.011000000</dc:date>
    <meta:print-date>2015-08-14T12:58:27Z</meta:print-date>
    <meta:editing-duration>P1DT10H16M5S</meta:editing-duration>
    <meta:editing-cycles>108</meta:editing-cycles>
    <meta:document-statistic meta:table-count="1" meta:cell-count="525" meta:object-count="0"/>
  </office:meta>
</office:document-meta>
</file>